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</table:table>
      <table:table table:name="2019 (paid)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/00/00</text:date>, <text:time style:data-style-name="N2" text:time-value="08:54:39.05782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1T08:57:03.205429944</dc:date>
    <meta:creation-date>2014-12-14T08:12:00Z</meta:creation-date>
    <meta:editing-cycles>551</meta:editing-cycles>
    <meta:editing-duration>PT23H9M49S</meta:editing-duration>
    <meta:generator>LibreOffice/6.4.6.2$Linux_X86_64 LibreOffice_project/40$Build-2</meta:generator>
    <meta:document-statistic meta:table-count="10" meta:cell-count="1647" meta:object-count="0"/>
  </office:meta>
</office:document-meta>
</file>